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fo:font-size="16pt" style:font-size-asian="16pt" style:font-size-complex="16pt"/>
    </style:style>
    <style:style style:name="P3" style:parent-style-name="Standard" style:family="paragraph">
      <style:text-properties fo:font-size="16pt" style:font-size-asian="16pt" style:font-size-complex="16pt"/>
    </style:style>
    <style:style style:name="P4" style:parent-style-name="Standard" style:family="paragraph">
      <style:text-properties fo:font-weight="bold" style:font-weight-asian="bold" style:font-weight-complex="bold" fo:font-size="16pt" style:font-size-asian="16pt" style:font-size-complex="16pt"/>
    </style:style>
    <style:style style:name="P5" style:parent-style-name="Standard" style:family="paragraph">
      <style:text-properties fo:font-size="16pt" style:font-size-asian="16pt" style:font-size-complex="16pt"/>
    </style:style>
    <style:style style:name="P6" style:parent-style-name="Standard" style:family="paragraph">
      <style:text-properties fo:font-weight="bold" style:font-weight-asian="bold" style:font-weight-complex="bold" fo:font-size="16pt" style:font-size-asian="16pt" style:font-size-complex="16pt"/>
    </style:style>
    <style:style style:name="P7" style:parent-style-name="Standard" style:family="paragraph">
      <style:text-properties fo:font-size="16pt" style:font-size-asian="16pt" style:font-size-complex="16pt"/>
    </style:style>
  </office:automatic-styles>
  <office:body>
    <office:text text:use-soft-page-breaks="true">
      <text:p text:style-name="P1">Auteurs : Dacisac Maxime, Renault Nicolas</text:p>
      <text:p text:style-name="Standard"/>
      <text:p text:style-name="Standard"/>
      <text:p text:style-name="P2">Description Application :</text:p>
      <text:p text:style-name="P3"/>
      <text:p text:style-name="Standard">Vous êtes un canon qui se déplace et qui doit éviter des balles qui lui tombe dessus. Pour gagner la partie, vous devez détruire ces balles.</text:p>
      <text:p text:style-name="Standard"/>
      <text:p text:style-name="Standard"/>
      <text:p text:style-name="Standard"/>
      <text:p text:style-name="P4">Fonctionnalités :</text:p>
      <text:p text:style-name="P5"/>
      <text:p text:style-name="Standard">1) Jouer</text:p>
      <text:p text:style-name="Standard"/>
      <text:p text:style-name="Standard">Pour lancer une partie, il vous suffit d’appuyer sur le bouton « Jouer » dans le menu principal. Ensuite quand vous arrivez dans la fenêtre de jeux, il faut appuyer sur le bouton « lancer la partie » pour que la partie se lance. A la fin de la partie, vous revenez au menu principal et votre score est ajouté dans « Score ».</text:p>
      <text:p text:style-name="Standard"/>
      <text:p text:style-name="Standard"/>
      <text:p text:style-name="Standard">2) Choisir la difficulté</text:p>
      <text:p text:style-name="Standard"/>
      <text:p text:style-name="Standard">En appuyant sur Difficulté dans le menu principal, vous arrivez sur une nouvelle fenêtre où vous pouvez choisir la<text:s/>difficulté de la partie. Vous avez le choix entre trois difficultés : Facile, Normal, Difficile. La difficulté influx sur le nombre de vie des balles qui vous tombent dessus. Plus la difficulté sera élevée et plus il sera difficile de détruire<text:s/>ces balles.</text:p>
      <text:p text:style-name="Standard"/>
      <text:p text:style-name="Standard"/>
      <text:p text:style-name="Standard">3) Consulter les scores précédents</text:p>
      <text:p text:style-name="Standard"/>
      <text:p text:style-name="Standard">Dans cette fenêtre, vous pouvez consulter vos anciens scores, depuis le début du jeu.</text:p>
      <text:p text:style-name="Standard"/>
      <text:p text:style-name="Standard"/>
      <text:p text:style-name="P6">Jeux :</text:p>
      <text:p text:style-name="P7"/>
      <text:p text:style-name="Standard">Le but du jeu est d’éviter les balles qui vous tombent dessus, si une balle vous touche, c’est la fin de la partie. Pour esquivez ces balles, vous devez vous déplacer en inclinant le téléphone (ou tablette) vers la gauche ou la droite, ce qui déplacera le canon dans la même direction. Pour gagner la partie vous devez détruire toutes les balles qui vous tombent dessus. Quand vous appuyez sur<text:s/>l’écran, vous<text:s/>pouvez tirer des petites balles qui infligeront des dégâts aux balles qui vous tombent dessus. A chaque balle détruite, votre score augmente. Plus la difficulté choisie est élevée, plus le score augmente vit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DejaVu Sans" svg:font-family="DejaVu Sans" style:font-family-generic="swiss" style:font-pitch="variable" svg:panose-1="2 11 6 3 3 8 4 2 2 4"/>
    <style:font-face style:name="FreeSans" svg:font-family="FreeSans" style:font-family-generic="system" style:font-pitch="variable"/>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ejaVu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xime DACISAC</dc:creator>
    <meta:creation-date>2020-02-06T08:43:00Z</meta:creation-date>
    <dc:date>2020-03-29T21:01:00Z</dc:date>
    <meta:template xlink:href="Normal.dotm" xlink:type="simple"/>
    <meta:editing-cycles>10</meta:editing-cycles>
    <meta:editing-duration>PT1560S</meta:editing-duration>
    <meta:document-statistic meta:page-count="1" meta:paragraph-count="3" meta:word-count="264" meta:character-count="1717" meta:row-count="12" meta:non-whitespace-character-count="1456"/>
  </office:meta>
</office:document-meta>
</file>